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officeooo:rsid="00057df5" officeooo:paragraph-rsid="00057df5"/>
    </style:style>
    <style:style style:name="P2" style:family="paragraph" style:parent-style-name="Standard">
      <style:paragraph-properties fo:text-align="justify" style:justify-single-word="false"/>
      <style:text-properties officeooo:rsid="00057df5" officeooo:paragraph-rsid="00057df5"/>
    </style:style>
    <style:style style:name="P3" style:family="paragraph" style:parent-style-name="Standard">
      <style:paragraph-properties fo:margin-left="0.9846in" fo:margin-right="0in" fo:text-align="justify" style:justify-single-word="false" fo:text-indent="0in" style:auto-text-indent="false"/>
      <style:text-properties officeooo:rsid="00057df5" officeooo:paragraph-rsid="00057df5"/>
    </style:style>
    <style:style style:name="P4" style:family="paragraph" style:parent-style-name="Standard">
      <style:paragraph-properties fo:margin-left="0.9846in" fo:margin-right="0in" fo:text-align="justify" style:justify-single-word="false" fo:text-indent="0in" style:auto-text-indent="false"/>
      <style:text-properties officeooo:rsid="0007159f" officeooo:paragraph-rsid="0007159f"/>
    </style:style>
    <style:style style:name="P5" style:family="paragraph" style:parent-style-name="Standard">
      <style:paragraph-properties fo:margin-left="0.9846in" fo:margin-right="0in" fo:text-align="justify" style:justify-single-word="false" fo:text-indent="0in" style:auto-text-indent="false"/>
      <style:text-properties officeooo:rsid="0007afa8" officeooo:paragraph-rsid="0007afa8"/>
    </style:style>
    <style:style style:name="P6" style:family="paragraph" style:parent-style-name="Standard" style:list-style-name="L1">
      <style:paragraph-properties fo:margin-left="0.9846in" fo:margin-right="0in" fo:text-align="justify" style:justify-single-word="false" fo:text-indent="-0.25in" style:auto-text-indent="false"/>
      <style:text-properties officeooo:rsid="00057df5" officeooo:paragraph-rsid="00057df5"/>
    </style:style>
    <style:style style:name="T1" style:family="text">
      <style:text-properties officeooo:rsid="0007159f"/>
    </style:style>
    <style:style style:name="T2" style:family="text">
      <style:text-properties officeooo:rsid="00093e05"/>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707352034297606563" text:style-name="L1">
        <text:list-item>
          <text:p text:style-name="P1">لایه اول <text:s/>(واسط کاربری)</text:p>
        </text:list-item>
      </text:list>
      <text:p text:style-name="P3"><text:s/>با استفاده از html, css, javascript <text:s/>پیاده‌سازی شده. ارتباط با سرور از طریق websocket <text:s/>انجام می شود. صفحه حاوی یک canvas است که بر اساس اطلاعات صحنه بازی که از سمت سرور ارسال می‌شود مدام به روز رسانی می‌شود و همچنین کلیدهایی که کاربر می فشارد را به سمت سرور می فرستد.</text:p>
      <text:list xml:id="list140924916558811" text:continue-numbering="true" text:style-name="L1">
        <text:list-item>
          <text:p text:style-name="P1">لایه ارتباط با واسط کاربری در سمت سرور</text:p>
          <text:p text:style-name="P6"><text:span text:style-name="T2">با استفاده از spring boot <text:s/>, spring websocket پیاده‌سازی شده و از امکان زمان بندی خودکار اسپرینگ هم استفاده شده است. </text:span>وظیفه برقراری ارتباط بین واسط کاربری و سرویس بازی را بر عهده دارد. این لایه پیامهای واسط کاربری را به موتور بازی منتقل می‌کند و رخدادهای اتفاق افتاده در سمت سرویس بازی را به سمت واسط کاربری منتقل می کند.</text:p>
        </text:list-item>
        <text:list-item>
          <text:p text:style-name="P1">لایه پیاده‌سازی منطق بازی</text:p>
        </text:list-item>
      </text:list>
      <text:p text:style-name="P3">این لایه منطق بازی و موجودیتای بازی را به تعریف و پیاده‌سازی می‌کند <text:span text:style-name="T2">و نیز از spring به عنوان ابزار IOC سود می‌برد </text:span>. هر بازی دارای یک صحنه است که رخدادها در آن اتفاق می‌افتد که به نام Scene تعریف شده است. <text:span text:style-name="T1">در صحنه بازی دو بازیگر وجود دارند که به صورت دو کشتی مدل سازی می‌شوند. کلاس متناظر کشتی PlayerShip نام دارد.هر کشتی دارای سرعت و جهت حرکت است و می‌تواند تعدادی اژدر شلیک کند.کلاس Bullet <text:s/>مدل متناظر اژدر است. </text:span></text:p>
      <text:p text:style-name="P4">تمام کلاسهایی که بر روی صحنه قابل نمایش هستند فرزند کلاس Sprite <text:s/>هستند. این کلاس خصوصیات مشترک یک موجودیت قابل نمایش در بازی را در خود دارد. هر موجودیت قابل نمایش در بازی دارای سرعت و جهت حرکت و مقدار سلامتی است. هر موجودیت از نوع Sprite می‌تواند <text:s/>بر اساس سرعت و جهت خود مکان و سرعت و جهت خود را در t واحد زمان بعد محاسبه کند.</text:p>
      <text:p text:style-name="P5">کلاس Scene وظیقه به روز رسانی موقعیت موجودیتهای صحنه را بر عهده دارد ضمن اینکه در هر بار به روز رسانی مکان موجودیتها تصادف بین موجودیتها را بررسی می‌کند و به آن‌ها اطلاع می دهد. مثلاً برخورد یک اژدر به یک کشتی دیگر یا بر خورد دو کشتی.</text:p>
      <text:p text:style-name="P5">هر بار که صحنه بازی به روز رسانی می‌شود این رخداد با استفاده از یک event به دیگران اطلاع رسانی می شود. با رسیدن این رخداد به لایه 2 وضعیت جدید صحنه به سمت واسط کاربری ارسال می شود. ارسال از طریق websocket انجام می‌شود و شی از نوع Scene حاوی اطلاعات صحنه به سمت واسط کاربری ارسال می شود. در لایه یک یک تابع وظیفه دارد هر بار که این اطلاعات را دریافت کرد وضعیت صحنه را روی canvas رسم کنم.</text:p>
      <text:p text:style-name="P3"><text:tab/></text:p>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fa" style:country-complex="IR"/>
    </style:default-style>
    <style:default-style style:family="paragraph">
      <style:paragraph-properties fo:text-align="end" style:justify-single-word="false"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2T13:51:21.443885788</meta:creation-date>
    <dc:date>2019-06-22T14:09:24.344184164</dc:date>
    <meta:editing-duration>PT8M3S</meta:editing-duration>
    <meta:editing-cycles>5</meta:editing-cycles>
    <meta:generator>LibreOffice/4.2.8.2$Linux_X86_64 LibreOffice_project/420m0$Build-2</meta:generator>
    <meta:document-statistic meta:table-count="0" meta:image-count="0" meta:object-count="0" meta:page-count="1" meta:paragraph-count="10" meta:word-count="412" meta:character-count="2021" meta:non-whitespace-character-count="1611"/>
  </office:meta>
</office:document-meta>
</file>